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4.16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1cm" fo:min-width="3.5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cm" fo:min-width="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8cm" fo:min-width="3.72cm"/>
      <style:paragraph-properties style:writing-mode="lr-tb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6.6cm" svg:height="1.5cm" svg:x="3.2cm" svg:y="2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8cm" svg:y1="4.6cm" svg:x2="6.8cm" svg:y2="6.7cm">
          <text:p/>
        </draw:line>
        <draw:custom-shape draw:style-name="gr1" draw:text-style-name="P1" xml:id="id2" draw:id="id2" draw:layer="layout" svg:width="6.6cm" svg:height="1.5cm" svg:x="2.2cm" svg:y="25.8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4cm" svg:height="2cm" svg:x="3.5cm" svg:y="6.7cm">
          <text:p text:style-name="P1">Wypis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5cm" svg:height="4.3cm" svg:x="8.1cm" svg:y="10.3cm">
          <text:p text:style-name="P1">Czy liczba dzieli się przez 2<text:line-break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7.3cm" svg:y1="25.4cm" svg:x2="12.8cm" svg:y2="27.5cm">
          <text:p/>
        </draw:line>
        <draw:connector draw:style-name="gr2" draw:text-style-name="P2" draw:layer="layout" draw:type="line" svg:x1="15cm" svg:y1="22.3cm" svg:x2="16.617cm" svg:y2="24.468cm" svg:d="M15000 22300l1617 2168" svg:viewBox="0 0 1618 2169">
          <text:p/>
        </draw:connector>
        <draw:custom-shape draw:style-name="gr5" draw:text-style-name="P1" xml:id="id1" draw:id="id1" draw:layer="layout" svg:width="6.7cm" svg:height="1.6cm" svg:x="2.6cm" svg:y="16.2cm">
          <text:p text:style-name="P1">Wyprowadź liczba parzysta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6.7cm" svg:height="1.6cm" svg:x="11.5cm" svg:y="15.1cm">
          <text:p text:style-name="P1">Liczba nie 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line" svg:x1="5.112cm" svg:y1="17.8cm" svg:x2="5.5cm" svg:y2="25.8cm" draw:start-shape="id1" draw:start-glue-point="7" draw:end-shape="id2" draw:end-glue-point="4" svg:d="M5112 17800l388 8000" svg:viewBox="0 0 389 8001">
          <text:p/>
        </draw:connector>
        <draw:line draw:style-name="gr2" draw:text-style-name="P2" draw:layer="layout" svg:x1="15cm" svg:y1="16.5cm" svg:x2="5.6cm" svg:y2="25.9cm">
          <text:p/>
        </draw:line>
        <draw:line draw:style-name="gr2" draw:text-style-name="P2" draw:layer="layout" svg:x1="6.7cm" svg:y1="8.5cm" svg:x2="10.8cm" svg:y2="10.5cm">
          <text:p/>
        </draw:line>
        <draw:connector draw:style-name="gr2" draw:text-style-name="P2" draw:layer="layout" draw:type="lines" svg:x1="13.1cm" svg:y1="12.45cm" svg:x2="13.1cm" svg:y2="12.45cm" draw:start-shape="id3" draw:start-glue-point="7" draw:end-shape="id3" draw:end-glue-point="7" svg:d="M13100 12450h1859z" svg:viewBox="0 0 1860 1">
          <text:p/>
        </draw:connector>
        <draw:connector draw:style-name="gr6" draw:text-style-name="P1" draw:layer="layout" svg:x1="13.1cm" svg:y1="12.45cm" svg:x2="15.688cm" svg:y2="15.1cm" draw:start-shape="id3" draw:start-glue-point="7" draw:end-shape="id4" draw:end-glue-point="4" svg:d="M13100 12450h2588v2650" svg:viewBox="0 0 2589 2651">
          <text:p text:style-name="P1">NIE</text:p>
          <text:p text:style-name="P1"/>
        </draw:connector>
        <draw:connector draw:style-name="gr6" draw:text-style-name="P1" draw:layer="layout" svg:x1="8.1cm" svg:y1="12.45cm" svg:x2="5.95cm" svg:y2="16.2cm" draw:start-shape="id3" draw:start-glue-point="5" draw:end-shape="id1" draw:end-glue-point="5" svg:d="M8100 12450h-2150v3750" svg:viewBox="0 0 2151 3751">
          <text:p text:style-name="P1">tak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58:48.809201251</meta:creation-date>
    <dc:date>2020-09-16T12:08:33.398194703</dc:date>
    <meta:editing-duration>PT9M45S</meta:editing-duration>
    <meta:editing-cycles>1</meta:editing-cycles>
    <meta:document-statistic meta:object-count="15"/>
    <meta:generator>LibreOffice/6.4.5.2$Linux_X86_64 LibreOffice_project/40$Build-2</meta:generator>
  </office:meta>
</office:document-meta>
</file>